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orphans="100"/>
    </style:style>
    <style:style style:name="P2" style:family="paragraph" style:parent-style-name="Text_20_body" style:list-style-name="L1"/>
    <style:style style:name="P3" style:family="paragraph" style:parent-style-name="Text_20_body" style:list-style-name="L3"/>
    <style:style style:name="P4" style:family="paragraph" style:parent-style-name="Text_20_body" style:list-style-name="L7"/>
    <style:style style:name="P5" style:family="paragraph" style:parent-style-name="Text_20_body" style:list-style-name="L8"/>
    <style:style style:name="P6" style:family="paragraph" style:parent-style-name="Text_20_body">
      <style:text-properties officeooo:paragraph-rsid="001e83c3"/>
    </style:style>
    <style:style style:name="P7" style:family="paragraph" style:parent-style-name="Text_20_body">
      <style:text-properties fo:font-size="14pt" fo:font-weight="bold" style:font-size-asian="14pt" style:font-weight-asian="bold" style:font-size-complex="14pt" style:font-weight-complex="bold"/>
    </style:style>
    <style:style style:name="P8" style:family="paragraph" style:parent-style-name="Text_20_body">
      <style:paragraph-properties fo:margin-top="0in" fo:margin-bottom="0in" loext:contextual-spacing="false"/>
    </style:style>
    <style:style style:name="P9" style:family="paragraph" style:parent-style-name="Text_20_body" style:list-style-name="L2">
      <style:paragraph-properties fo:margin-top="0in" fo:margin-bottom="0in" loext:contextual-spacing="false"/>
    </style:style>
    <style:style style:name="P10" style:family="paragraph" style:parent-style-name="Text_20_body">
      <style:paragraph-properties fo:margin-top="0in" fo:margin-bottom="0in" loext:contextual-spacing="false"/>
      <style:text-properties fo:font-size="9pt"/>
    </style:style>
    <style:style style:name="P11" style:family="paragraph" style:parent-style-name="Text_20_body">
      <style:paragraph-properties fo:margin-top="0in" fo:margin-bottom="0in" loext:contextual-spacing="false" fo:line-height="112%"/>
      <style:text-properties loext:padding="0.0193in" loext:border="0.06pt solid #e1e1e1"/>
    </style:style>
    <style:style style:name="T1" style:family="text">
      <style:text-properties fo:font-size="9pt"/>
    </style:style>
    <style:style style:name="T2" style:family="text">
      <style:text-properties fo:font-weight="bol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2" text:outline-level="2">Module 1 Quiz</text:h>
      <text:p text:style-name="P8">,</text:p>
      <text:p text:style-name="Text_20_body"><text:span text:style-name="Strong_20_Emphasis">People are making progress</text:span></text:p>
      <text:p text:style-name="Text_20_body"><text:span text:style-name="Strong_20_Emphasis">112</text:span> learners have recently completed this assignment</text:p>
      <text:p text:style-name="P8">Submit your assignment</text:p>
      <text:p text:style-name="P8">Due DateDec 14, 12:59 AM MST</text:p>
      <text:p text:style-name="P8">Attempts3 every 8 hours</text:p>
      <text:p text:style-name="P8">Receive grade</text:p>
      <text:p text:style-name="P8">To Pass70% or higher</text:p>
      <text:p text:style-name="P8">Grade</text:p>
      <text:p text:style-name="P8">—</text:p>
      <text:section text:style-name="Sect1" text:name="flagcontent-27e45c91-eb23-45fc-b50f-1516086717fe">
        <text:p text:style-name="P8"/>
      </text:section>
      <text:section text:style-name="Sect1" text:name="Section1">
        <text:p text:style-name="P8"><text:bookmark text:name="rendered-content"/></text:p>
        <text:section text:style-name="Sect1" text:name="Section2">
          <text:p text:style-name="P8"><text:bookmark text:name="flagcontent-27e45c91-eb23-45fc-b50f-1516086717fe"/></text:p>
        </text:section>
      </text:section>
      <text:p text:style-name="P8">Module 1 Quiz</text:p>
      <text:p text:style-name="Text_20_body">Graded Quiz • 30 min</text:p>
      <text:p text:style-name="Text_20_body"><text:span text:style-name="Strong_20_Emphasis">Due</text:span> Dec 14, 12:59 AM MST</text:p>
      <text:h text:style-name="Heading_20_4" text:outline-level="4">Module 1 Quiz</text:h>
      <text:p text:style-name="P8">Total points 10</text:p>
      <text:section text:style-name="Sect1" text:name="LJh2sdaREeaccg5QH7xFpA@0-legend">
        <text:p text:style-name="P8">1.</text:p>
        <text:p text:style-name="Text_20_body">Question 1</text:p>
        <text:p text:style-name="Text_20_body">Which of the following primitive operations on threads were introduced in Lecture 1.1?</text:p>
        <text:p text:style-name="Text_20_body"><text:span text:style-name="Emphasis">Please choose all options that are correct.</text:span></text:p>
        <text:p text:style-name="P11">1 point</text:p>
      </text:section>
      <text:p text:style-name="P7">A. Creating a thread</text:p>
      <text:p text:style-name="P7">B. Starting a thread</text:p>
      <text:p text:style-name="Text_20_body">C. Terminating (killing) a thread</text:p>
      <text:p text:style-name="P7">D. Joining or waiting on a thread</text:p>
      <text:section text:style-name="Sect1" text:name="XiNqA9aREeaBjhKRl6qv3A@0-legend">
        <text:p text:style-name="P8">2.</text:p>
        <text:p text:style-name="Text_20_body">Question 2</text:p>
        <text:p text:style-name="Text_20_body">Which of the following statements are true, based on what you learned about threads in Lecture 1.1? </text:p>
        <text:p text:style-name="Text_20_body"><text:span text:style-name="Emphasis">Please choose all options that are correct.</text:span></text:p>
        <text:p text:style-name="P11">1 point</text:p>
      </text:section>
      <text:p text:style-name="P7"><text:soft-page-break/>A. It is possible to write a program with threads that deadlocks due to the use of JOIN operations.</text:p>
      <text:p text:style-name="Text_20_body">B. Threads start executing as soon as they are created.</text:p>
      <text:p text:style-name="Text_20_body">C. Threads can only be executed on multicore systems.</text:p>
      <text:p text:style-name="P7">D. Threads provide a low-level foundation (like an "assembly language") for parallelism.</text:p>
      <text:section text:style-name="Sect1" text:name="wGq3_NaREeaccg5QH7xFpA@0-legend">
        <text:p text:style-name="P8">3.</text:p>
        <text:p text:style-name="Text_20_body">Question 3</text:p>
        <text:p text:style-name="Text_20_body">According to Lecture 1.2, which of the following statements are true?</text:p>
        <text:p text:style-name="Text_20_body"><text:span text:style-name="Emphasis">Please choose all options that are correct.</text:span></text:p>
        <text:p text:style-name="P11">1 point</text:p>
      </text:section>
      <text:p text:style-name="Text_20_body">A. Parallel programs written using structured locks are guaranteed to be free from deadlocks.</text:p>
      <text:p text:style-name="P7">B. A structured lock construct is responsible for both acquiring and releasing the lock that it works with.</text:p>
      <text:p text:style-name="P7">C. Additional synchronization can be performed using wait and notify operations with structured locks.</text:p>
      <text:section text:style-name="Sect1" text:name="mUe5vtaTEeaBjhKRl6qv3A@0-legend">
        <text:p text:style-name="P8">4.</text:p>
        <text:p text:style-name="Text_20_body">Question 4</text:p>
        <text:p text:style-name="Text_20_body">Consider a parallel program with two structured locks, L1 and L2, (as introduced in Lecture 1.2), and 100 threads that are started in parallel such that each of them executes the following snippet of code:</text:p>
        <text:p text:style-name="Text_20_body">synchronized(L1) {</text:p>
        <text:p text:style-name="Text_20_body"><text:s text:c="2"/>synchronized(L2) {</text:p>
        <text:p text:style-name="Text_20_body"><text:s text:c="4"/>S1</text:p>
        <text:p text:style-name="Text_20_body"><text:s text:c="2"/>}</text:p>
        <text:p text:style-name="Text_20_body">}</text:p>
      </text:section>
      <text:section text:style-name="Sect1" text:name="Section3">
        <text:p text:style-name="Text_20_body"><text:bookmark text:name="mUe5vtaTEeaBjhKRl6qv3A@0-legend"/>The statement "This program is guaranteed to be free from deadlocks" is:</text:p>
        <text:p text:style-name="P11">1 point</text:p>
      </text:section>
      <text:p text:style-name="P7">A. True</text:p>
      <text:p text:style-name="Text_20_body">B. False</text:p>
      <text:section text:style-name="Sect1" text:name="4YwXhNaTEeaBjhKRl6qv3A@0-legend">
        <text:p text:style-name="P8">5.</text:p>
        <text:p text:style-name="Text_20_body">Question 5</text:p>
        <text:p text:style-name="Text_20_body"><text:soft-page-break/>Which of the following are true regarding unstructured read-write locks introduced in Lecture 1.3? </text:p>
        <text:p text:style-name="Text_20_body"><text:span text:style-name="Emphasis">Please choose all options that are correct.</text:span></text:p>
        <text:p text:style-name="P11">1 point</text:p>
      </text:section>
      <text:p text:style-name="P7">A. A read-write lock allows concurrent access for read-only operations, allowing multiple threads to read shared data in parallel.</text:p>
      <text:p text:style-name="Text_20_body">B. A read-write lock allows concurrent access for write operations, allowing multiple threads to write shared data in parallel.</text:p>
      <text:p text:style-name="P7">C. When a thread, T, has obtained a write lock, all other reader and writer threads will be blocked until thread T completes its write operation and releases its write lock.</text:p>
      <text:section text:style-name="Sect1" text:name="YftGi9aUEeaccg5QH7xFpA@0-legend">
        <text:p text:style-name="P8">6.</text:p>
        <text:p text:style-name="Text_20_body">Question 6</text:p>
        <text:p text:style-name="Text_20_body">Which of the following best describe the differences between structured and unstructured locks introduced in Lectures 1.2 and 1.3?</text:p>
        <text:p text:style-name="Text_20_body"><text:span text:style-name="Emphasis">Please choose all options that are correct.</text:span></text:p>
        <text:p text:style-name="P11">1 point</text:p>
      </text:section>
      <text:p text:style-name="P7">A. Structured locking only supports nested locking paradigms, whereas unstructured locking also supports "hand-over-hand" locking.</text:p>
      <text:p text:style-name="P7">B. Structured locking always blocks a thread at a synchronization point if the lock is not available, whereas unstructured locking provides an API that allows that thread to perform other meaningful tasks if the lock is unavailable.</text:p>
      <text:p text:style-name="Text_20_body">C. Structured locking supports the distinction between reader and writer threads, and allows multiple reader threads to access the lock in parallel (so as to read shared data in parallel).</text:p>
      <text:section text:style-name="Sect1" text:name="UzvVhtaVEeaxAgrlJwO5Cg@0-legend">
        <text:p text:style-name="P8">7.</text:p>
        <text:p text:style-name="Text_20_body">Question 7</text:p>
        <text:p text:style-name="Text_20_body">Please classify the following five scenarios, each employing two threads (T1 and T2) running concurrently, as possibly leading to deadlock, livelock or neither. Recall that deadlock and livelock were discussed in Lecture 1.4.</text:p>
        <text:p text:style-name="Text_20_body"><text:span text:style-name="Emphasis">Scenario 1:</text:span></text:p>
        <text:p text:style-name="Text_20_body"><text:span text:style-name="Emphasis">// Thread T1</text:span></text:p>
        <text:p text:style-name="Text_20_body"><text:span text:style-name="Emphasis">{</text:span></text:p>
        <text:p text:style-name="Text_20_body"><text:span text:style-name="Emphasis"><text:s text:c="2"/>. . . // sequential code</text:span></text:p>
        <text:p text:style-name="Text_20_body"><text:span text:style-name="Emphasis"><text:s text:c="2"/>T2.join();</text:span></text:p>
        <text:p text:style-name="Text_20_body"><text:soft-page-break/><text:span text:style-name="Emphasis">}</text:span></text:p>
        <text:p text:style-name="Text_20_body"><text:span text:style-name="Emphasis"/></text:p>
        <text:p text:style-name="Text_20_body"><text:span text:style-name="Emphasis">// Thread T2</text:span></text:p>
        <text:p text:style-name="Text_20_body"><text:span text:style-name="Emphasis">{</text:span></text:p>
        <text:p text:style-name="Text_20_body"><text:span text:style-name="Emphasis"><text:s text:c="2"/>. . . // sequential code</text:span></text:p>
        <text:p text:style-name="Text_20_body"><text:span text:style-name="Emphasis"><text:s text:c="2"/>T1.join();</text:span></text:p>
        <text:p text:style-name="Text_20_body"><text:span text:style-name="Emphasis">}</text:span></text:p>
      </text:section>
      <text:p text:style-name="Text_20_body"><text:span text:style-name="Emphasis">Scenario 2: </text:span>A and B are declared and initialized as distinct objects</text:p>
      <text:p text:style-name="Text_20_body">// Thread T1<text:tab/><text:tab/><text:tab/><text:tab/></text:p>
      <text:p text:style-name="Text_20_body">{<text:tab/><text:tab/><text:tab/><text:tab/><text:tab/><text:tab/></text:p>
      <text:p text:style-name="Text_20_body"><text:s text:c="2"/>synchronized(A) {<text:tab/><text:tab/><text:tab/><text:tab/></text:p>
      <text:p text:style-name="Text_20_body"><text:s text:c="4"/>synchronized(B) {<text:tab/><text:tab/><text:tab/></text:p>
      <text:p text:style-name="Text_20_body"><text:s text:c="6"/>. . . // sequential code</text:p>
      <text:p text:style-name="Text_20_body"><text:s text:c="4"/>}</text:p>
      <text:p text:style-name="Text_20_body"><text:s text:c="2"/>}<text:tab/><text:tab/><text:tab/><text:tab/><text:tab/><text:tab/></text:p>
      <text:p text:style-name="Text_20_body">}</text:p>
      <text:p text:style-name="Text_20_body"/>
      <text:p text:style-name="Text_20_body">// Thread T2</text:p>
      <text:p text:style-name="Text_20_body">{<text:tab/><text:tab/><text:tab/><text:tab/><text:tab/><text:tab/></text:p>
      <text:p text:style-name="Text_20_body"><text:s text:c="2"/>synchronized(A) {</text:p>
      <text:p text:style-name="Text_20_body"><text:s text:c="4"/>synchronized(B) {</text:p>
      <text:p text:style-name="Text_20_body"><text:s text:c="6"/>. . . // sequential code</text:p>
      <text:p text:style-name="Text_20_body"><text:s text:c="4"/>}<text:tab/><text:tab/><text:tab/><text:tab/><text:tab/><text:tab/></text:p>
      <text:p text:style-name="Text_20_body"><text:s text:c="2"/>}<text:tab/><text:tab/><text:tab/><text:tab/><text:tab/><text:tab/></text:p>
      <text:p text:style-name="Text_20_body">}</text:p>
      <text:p text:style-name="Text_20_body"><text:span text:style-name="Emphasis">Scenario 3: </text:span>A and B are declared and initialized as distinct objects</text:p>
      <text:p text:style-name="Text_20_body">// Thread T1</text:p>
      <text:p text:style-name="Text_20_body">{<text:tab/><text:tab/><text:tab/><text:tab/><text:tab/><text:tab/></text:p>
      <text:p text:style-name="Text_20_body"><text:s text:c="2"/>synchronized(A) {</text:p>
      <text:p text:style-name="Text_20_body"><text:s text:c="4"/>synchronized(B) {</text:p>
      <text:p text:style-name="Text_20_body"><text:soft-page-break/><text:s text:c="6"/>. . . // sequential code</text:p>
      <text:p text:style-name="Text_20_body"><text:s text:c="4"/>}<text:tab/><text:tab/><text:tab/><text:tab/><text:tab/><text:tab/></text:p>
      <text:p text:style-name="Text_20_body"><text:s text:c="2"/>}<text:tab/><text:tab/><text:tab/><text:tab/><text:tab/><text:tab/></text:p>
      <text:p text:style-name="Text_20_body">}<text:tab/></text:p>
      <text:p text:style-name="Text_20_body"/>
      <text:p text:style-name="Text_20_body">// Thread T2</text:p>
      <text:p text:style-name="Text_20_body">{<text:tab/><text:tab/><text:tab/><text:tab/><text:tab/><text:tab/></text:p>
      <text:p text:style-name="Text_20_body"><text:s text:c="2"/>synchronized(B) {</text:p>
      <text:p text:style-name="Text_20_body"><text:s text:c="4"/>synchronized(A) {</text:p>
      <text:p text:style-name="Text_20_body"><text:s text:c="6"/>. . . // sequential code</text:p>
      <text:p text:style-name="Text_20_body"><text:s text:c="4"/>}<text:tab/><text:tab/><text:tab/><text:tab/><text:tab/><text:tab/></text:p>
      <text:p text:style-name="Text_20_body"><text:s text:c="2"/>}<text:tab/><text:tab/><text:tab/><text:tab/><text:tab/><text:tab/></text:p>
      <text:p text:style-name="Text_20_body">}</text:p>
      <text:p text:style-name="Text_20_body"><text:span text:style-name="Emphasis">Scenario 4:</text:span> x is declared and initialized as a shared Integer object</text:p>
      <text:p text:style-name="Text_20_body">// Thread T1<text:tab/><text:tab/><text:tab/><text:tab/><text:tab/></text:p>
      <text:p text:style-name="Text_20_body">{<text:tab/><text:tab/><text:tab/><text:tab/><text:tab/><text:tab/></text:p>
      <text:p text:style-name="Text_20_body"><text:s text:c="2"/>while (x &gt; 4) {<text:tab/><text:tab/><text:tab/><text:tab/></text:p>
      <text:p text:style-name="Text_20_body"><text:s text:c="4"/>synchronized(x) {<text:tab/><text:tab/><text:tab/><text:tab/></text:p>
      <text:p text:style-name="Text_20_body"><text:s text:c="6"/>x--;<text:tab/><text:tab/><text:tab/><text:tab/><text:tab/><text:tab/></text:p>
      <text:p text:style-name="Text_20_body"><text:s text:c="4"/>}<text:tab/><text:tab/><text:tab/><text:tab/><text:tab/><text:tab/></text:p>
      <text:p text:style-name="Text_20_body"><text:s text:c="2"/>}<text:tab/><text:tab/><text:tab/><text:tab/><text:tab/><text:tab/></text:p>
      <text:p text:style-name="Text_20_body">}<text:tab/><text:tab/></text:p>
      <text:p text:style-name="Text_20_body"/>
      <text:p text:style-name="Text_20_body">// Thread T2</text:p>
      <text:p text:style-name="Text_20_body">{<text:tab/><text:tab/><text:tab/><text:tab/><text:tab/><text:tab/></text:p>
      <text:p text:style-name="Text_20_body"><text:s text:c="2"/>while (x &lt; 8) {</text:p>
      <text:p text:style-name="Text_20_body"><text:s text:c="4"/>synchronized(x) {</text:p>
      <text:p text:style-name="Text_20_body"><text:s text:c="6"/>x++;</text:p>
      <text:p text:style-name="Text_20_body"><text:s text:c="4"/>}<text:tab/><text:tab/><text:tab/><text:tab/><text:tab/><text:tab/></text:p>
      <text:p text:style-name="Text_20_body"><text:s text:c="2"/>}<text:tab/><text:tab/><text:tab/><text:tab/><text:tab/><text:tab/></text:p>
      <text:p text:style-name="Text_20_body"><text:soft-page-break/>}</text:p>
      <text:p text:style-name="Text_20_body"><text:span text:style-name="Emphasis">Scenario 5: </text:span>x is declared and initialized as a shared Integer object</text:p>
      <text:p text:style-name="Text_20_body">// Thread T1<text:tab/><text:tab/><text:tab/><text:tab/><text:tab/></text:p>
      <text:p text:style-name="Text_20_body">{<text:tab/><text:tab/><text:tab/><text:tab/><text:tab/><text:tab/></text:p>
      <text:p text:style-name="Text_20_body"><text:s text:c="2"/>while (x &lt; 6) {<text:tab/><text:tab/><text:tab/><text:tab/></text:p>
      <text:p text:style-name="Text_20_body"><text:s text:c="4"/>synchronized(x) {<text:tab/><text:tab/><text:tab/></text:p>
      <text:p text:style-name="Text_20_body"><text:s text:c="6"/>x++;<text:tab/><text:tab/><text:tab/><text:tab/></text:p>
      <text:p text:style-name="Text_20_body"><text:s text:c="4"/>}<text:tab/><text:tab/><text:tab/><text:tab/><text:tab/><text:tab/></text:p>
      <text:p text:style-name="Text_20_body"><text:s text:c="2"/>}<text:tab/><text:tab/><text:tab/><text:tab/><text:tab/><text:tab/></text:p>
      <text:p text:style-name="Text_20_body">}<text:tab/><text:tab/><text:tab/></text:p>
      <text:p text:style-name="Text_20_body"/>
      <text:p text:style-name="Text_20_body">// Thread T2</text:p>
      <text:p text:style-name="Text_20_body">{<text:tab/><text:tab/><text:tab/><text:tab/><text:tab/><text:tab/></text:p>
      <text:p text:style-name="Text_20_body"><text:s text:c="2"/>while (x &lt; 8) {</text:p>
      <text:p text:style-name="Text_20_body"><text:s text:c="4"/>synchronized(x) {</text:p>
      <text:p text:style-name="Text_20_body"><text:s text:c="6"/>x++;</text:p>
      <text:p text:style-name="Text_20_body"><text:s text:c="4"/>}<text:tab/><text:tab/><text:tab/><text:tab/><text:tab/><text:tab/></text:p>
      <text:p text:style-name="Text_20_body"><text:s text:c="2"/>}<text:tab/><text:tab/><text:tab/><text:tab/><text:tab/><text:tab/></text:p>
      <text:p text:style-name="Text_20_body">}</text:p>
      <text:section text:style-name="Sect1" text:name="Section4">
        <text:p text:style-name="P11"><text:bookmark text:name="UzvVhtaVEeaxAgrlJwO5Cg@0-legend"/>1 point</text:p>
      </text:section>
      <text:p text:style-name="P6">A. deadlock, deadlock, livelock, livelock, neither (for the 5 scenarios)</text:p>
      <text:p text:style-name="Text_20_body">B. deadlock, neither, livelock, neither, neither (for the 5 scenarios)</text:p>
      <text:p text:style-name="Text_20_body">C. livelock, deadlock, livelock, neither, livelock (for the 5 scenarios)</text:p>
      <text:p text:style-name="P7">D. deadlock, neither, deadlock, livelock, neither</text:p>
      <text:p text:style-name="Text_20_body">E. deadlock, neither, livelock, deadlock, neither</text:p>
      <text:section text:style-name="Sect1" text:name="KBb97daXEeaccg5QH7xFpA@0-legend">
        <text:p text:style-name="P8">8.</text:p>
        <text:p text:style-name="Text_20_body">Question 8</text:p>
        <text:p text:style-name="Text_20_body">What is the difference between deadlock and livelock? (Recall that deadlock and livelock were discussed in Lecture 1.4.)</text:p>
        <text:p text:style-name="P11">1 point</text:p>
      </text:section>
      <text:p text:style-name="P7"><text:soft-page-break/>A. Threads in deadlock will block indefinitely because each is waiting on the other, while threads in livelock can continue execution but make no meaningful progress.</text:p>
      <text:p text:style-name="Text_20_body">B. Threads in livelock will block indefinitely because each is waiting on the other, while threads in deadlock can continue execution but make no meaningful progress. </text:p>
      <text:section text:style-name="Sect1" text:name="SzaKOtaXEeaBjhKRl6qv3A@0-legend">
        <text:p text:style-name="P8">9.</text:p>
        <text:p text:style-name="Text_20_body">Question 9</text:p>
        <text:p text:style-name="Text_20_body">Many algorithms have been proposed to address the Dining Philosophers problem introduced in Lecture 1.5. In this problem, you will evaluate one such algorithm.</text:p>
        <text:p text:style-name="Text_20_body">The following simple algorithm can deadlock with all philosophers holding their left chopsticks.</text:p>
        <text:p text:style-name="Text_20_body">// All philosophers:</text:p>
        <text:p text:style-name="Text_20_body">while (True) {</text:p>
        <text:p text:style-name="Text_20_body"><text:s text:c="2"/>acquire philosopher's left chopstick</text:p>
        <text:p text:style-name="Text_20_body"><text:s text:c="2"/>acquire philosopher's right chopstick</text:p>
        <text:p text:style-name="Text_20_body"><text:s text:c="2"/>eat</text:p>
        <text:p text:style-name="Text_20_body"><text:s text:c="2"/>release right chopstick</text:p>
        <text:p text:style-name="Text_20_body"><text:s text:c="2"/>release left chopstick</text:p>
        <text:p text:style-name="Text_20_body">}</text:p>
      </text:section>
      <text:p text:style-name="Text_20_body">So, we develop a slight variant that attempts to avoid this problem — adjacent philosophers pick up the chopsticks in the opposite order. More precisely, we propose separate algorithms for the even-numbered and odd-numbered philosophers. Assume the philosophers are numbered 1, …, n clockwise around the table.</text:p>
      <text:p text:style-name="Text_20_body">// All even-numbered philosophers:</text:p>
      <text:p text:style-name="Text_20_body">while (True) {</text:p>
      <text:p text:style-name="Text_20_body"><text:s text:c="2"/>acquire philosopher's left chopstick</text:p>
      <text:p text:style-name="Text_20_body"><text:s text:c="2"/>acquire philosopher's right chopstick</text:p>
      <text:p text:style-name="Text_20_body"><text:s text:c="2"/>eat</text:p>
      <text:p text:style-name="Text_20_body"><text:s text:c="2"/>release right chopstick</text:p>
      <text:p text:style-name="Text_20_body"><text:s text:c="2"/>release left chopstick</text:p>
      <text:p text:style-name="Text_20_body">}</text:p>
      <text:p text:style-name="Text_20_body"/>
      <text:p text:style-name="Text_20_body">// All odd-numbered philosophers:</text:p>
      <text:p text:style-name="Text_20_body">while (True) {</text:p>
      <text:p text:style-name="Text_20_body"><text:soft-page-break/><text:s text:c="2"/>acquire philosopher's right chopstick</text:p>
      <text:p text:style-name="Text_20_body"><text:s text:c="2"/>acquire philosopher's left chopstick</text:p>
      <text:p text:style-name="Text_20_body"><text:s text:c="2"/>eat</text:p>
      <text:p text:style-name="Text_20_body"><text:s text:c="2"/>release left chopstick</text:p>
      <text:p text:style-name="Text_20_body"><text:s text:c="2"/>release right chopstick</text:p>
      <text:p text:style-name="Text_20_body">}</text:p>
      <text:section text:style-name="Sect1" text:name="Section5">
        <text:p text:style-name="Text_20_body"><text:bookmark text:name="SzaKOtaXEeaBjhKRl6qv3A@0-legend"/>What liveness issues could arise if we have an even number of philosophers? What about if we had an odd number of philosophers?</text:p>
        <text:p text:style-name="P11">1 point</text:p>
      </text:section>
      <text:p text:style-name="Text_20_body">A: Deadlock if n is even, Livelock if n is odd</text:p>
      <text:p text:style-name="P7">B: No liveness issues, regardless of n</text:p>
      <text:p text:style-name="Text_20_body">C: Livelock, regardless of n</text:p>
      <text:p text:style-name="Text_20_body">D: Livelock if n is even, Deadlock if n is odd</text:p>
      <text:p text:style-name="Text_20_body">E: Deadlock if n is even, no liveness issues if n is odd</text:p>
      <text:section text:style-name="Sect1" text:name="6tuHqdaXEeaxAgrlJwO5Cg@0-legend">
        <text:p text:style-name="P8">10.</text:p>
        <text:p text:style-name="Text_20_body">Question 10</text:p>
        <text:p text:style-name="Text_20_body">Towards the end of Lecture 1.5, Dr. Sarkar mentioned that deadlock and livelock can be avoided in the Dining Philosophers problem by modifying the "all acquire left fork first" algorithm such that n-1 philosophers attempt to acquire their left fork first, and 1 philosopher attempts to acquire its right fork first. However, nothing was mentioned about the impact of this modification on another important liveness issue: starvation. How could starvation occur, or not occur, with this modification presented at the end of Lecture 1.5? </text:p>
        <text:p text:style-name="P11">1 point</text:p>
      </text:section>
      <text:p text:style-name="P7">A. Starvation can occur because, although it is guaranteed that some philosophers can eat at any given time, the modification does not ensure that every philosopher at the table gets a chance to eat. </text:p>
      <text:p text:style-name="Text_20_body">B. Starvation can occur because, with this modification, all philosophers may be forced to wait idly for chopsticks currently held by other philosophers. </text:p>
      <text:p text:style-name="Text_20_body">C. Starvation doesn’t occur because the modification ensures an upper bound on the time a philosopher at the dining table must wait before getting a turn to eat. </text:p>
      <text:p text:style-name="P8">Honor Code Agreement</text:p>
      <text:p text:style-name="P8">I, <text:span text:style-name="T2">Mark P Mullally</text:span>, understand that submitting work that isn’t my own may result in permanent failure of this course or deactivation of my Coursera account. </text:p>
      <text:section text:style-name="Sect1" text:name="flagcontent-e05eafef-867f-4ade-f9c3-9a08708de4ce">
        <text:p text:style-name="P8"/>
      </text:section>
      <text:section text:style-name="Sect1" text:name="Section6">
        <text:p text:style-name="P8"><text:bookmark text:name="flagcontent-e05eafef-867f-4ade-f9c3-9a08708de4ce"/><text:soft-page-break/></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19:34:59.688297208</meta:creation-date>
    <dc:date>2020-12-07T19:51:46.928602669</dc:date>
    <meta:editing-duration>PT16M48S</meta:editing-duration>
    <meta:editing-cycles>7</meta:editing-cycles>
    <meta:generator>LibreOffice/6.4.6.2$Linux_X86_64 LibreOffice_project/40$Build-2</meta:generator>
    <meta:document-statistic meta:table-count="0" meta:image-count="0" meta:object-count="0" meta:page-count="9" meta:paragraph-count="209" meta:word-count="1306" meta:character-count="8078" meta:non-whitespace-character-count="6592"/>
  </office:meta>
</office:document-meta>
</file>